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0960000001A0FFE650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05cm" draw:marker-end-width="0.05cm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1.3cm"/>
    </style:style>
    <style:style style:name="gr4" style:family="graphic" style:parent-style-name="standard">
      <style:graphic-properties draw:stroke="none" svg:stroke-color="#000000" draw:fill="none" draw:fill-color="#ffffff" fo:min-height="0.8cm"/>
    </style:style>
    <style:style style:name="gr5" style:family="graphic" style:parent-style-name="standard">
      <style:graphic-properties draw:stroke="none" svg:stroke-width="0cm" svg:stroke-color="#000000" draw:marker-start-width="0.2cm" draw:marker-end-width="0.2cm" draw:fill="none" draw:fill-color="#ffffff" fo:min-height="0.8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 draw:nav-order="id1 id2 id3 id4 id5 id6 id7">
        <draw:custom-shape draw:name="map" draw:style-name="gr1" draw:text-style-name="P1" xml:id="id1" draw:id="id1" draw:layer="Ebene4" svg:width="19cm" svg:height="23.7cm" svg:x="1cm" svg:y="5cm">
          <text:p/>
          <draw:enhanced-geometry svg:viewBox="0 0 21600 21600" draw:type="rectangle" draw:enhanced-path="M 0 0 L 21600 0 21600 21600 0 21600 0 0 Z N"/>
        </draw:custom-shape>
        <draw:custom-shape draw:name="northarrow" draw:style-name="gr2" draw:text-style-name="P1" xml:id="id2" draw:id="id2" draw:layer="Ebene4" svg:width="2cm" svg:height="2cm" svg:x="18cm" svg:y="2.9cm">
          <text:p/>
          <draw:enhanced-geometry svg:viewBox="0 0 21600 21600" draw:type="rectangle" draw:enhanced-path="M 0 0 L 21600 0 21600 21600 0 21600 0 0 Z N"/>
        </draw:custom-shape>
        <draw:frame draw:name="title" draw:style-name="gr3" draw:text-style-name="P2" xml:id="id3" draw:id="id3" draw:layer="Ebene4" svg:width="7.3cm" svg:height="1.55cm" svg:x="1cm" svg:y="1.9cm">
          <draw:text-box>
            <text:p><text:span text:style-name="T1">Title</text:span></text:p>
          </draw:text-box>
        </draw:frame>
        <draw:frame draw:name="scale" draw:style-name="gr4" draw:text-style-name="P3" xml:id="id4" draw:id="id4" draw:layer="Ebene4" svg:width="6.2cm" svg:height="1.05cm" svg:x="1cm" svg:y="3.55cm">
          <draw:text-box>
            <text:p><text:span text:style-name="T2">Scale</text:span></text:p>
          </draw:text-box>
        </draw:frame>
        <draw:frame draw:name="date" draw:style-name="gr5" draw:text-style-name="P4" xml:id="id5" draw:id="id5" draw:layer="Ebene4" svg:width="3cm" svg:height="1.05cm" svg:x="17cm" svg:y="1cm">
          <draw:text-box>
            <text:p><text:span text:style-name="T3">date</text:span></text:p>
          </draw:text-box>
        </draw:frame>
        <draw:frame draw:style-name="gr6" draw:text-style-name="P1" xml:id="id6" draw:id="id6" draw:layer="layout" svg:width="3.967cm" svg:height="0.686cm" svg:x="1.033cm" svg:y="1.014cm">
          <draw:image xlink:href="Pictures/10000201000000960000001A0FFE6509.png" xlink:type="simple" xlink:show="embed" xlink:actuate="onLoad">
            <text:p/>
          </draw:image>
        </draw:frame>
        <draw:custom-shape draw:name="overview" draw:style-name="gr2" draw:text-style-name="P1" xml:id="id7" draw:id="id7" draw:layer="Ebene4" svg:width="8cm" svg:height="6cm" svg:x="12cm" svg:y="22.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 draw:placing="below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Ebene4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efan </meta:initial-creator>
    <meta:creation-date>2013-04-04T10:06:19</meta:creation-date>
    <dc:date>2014-01-06T15:54:43</dc:date>
    <dc:creator>Stefan </dc:creator>
    <meta:editing-duration>PT16H8M35S</meta:editing-duration>
    <meta:editing-cycles>52</meta:editing-cycles>
    <meta:generator>LibreOffice/3.5$Linux_X86_64 LibreOffice_project/350m1$Build-2</meta:generator>
    <meta:document-statistic meta:object-count="7"/>
  </office:meta>
</office:document-meta>
</file>